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225in" fo:margin-left="1.025in" table:align="left" style:shadow="none"/>
    </style:style>
    <style:style style:name="Table1.A" style:family="table-column">
      <style:table-column-properties style:column-width="2.4375in"/>
    </style:style>
    <style:style style:name="Table1.B" style:family="table-column">
      <style:table-column-properties style:column-width="2.7875in"/>
    </style:style>
    <style:style style:name="Table1.1" style:family="table-row"/>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8305f" officeooo:paragraph-rsid="0018305f"/>
    </style:style>
    <style:style style:name="P2" style:family="paragraph" style:parent-style-name="Standard">
      <style:text-properties officeooo:rsid="0018305f" officeooo:paragraph-rsid="001963c5"/>
    </style:style>
    <style:style style:name="P3" style:family="paragraph" style:parent-style-name="Standard">
      <style:text-properties fo:font-style="normal" officeooo:rsid="001963c5" officeooo:paragraph-rsid="001963c5" style:font-style-asian="normal" style:font-style-complex="normal"/>
    </style:style>
    <style:style style:name="P4" style:family="paragraph" style:parent-style-name="Standard">
      <style:text-properties fo:font-style="normal" officeooo:rsid="001b8036" officeooo:paragraph-rsid="001b8036" style:font-style-asian="normal" style:font-style-complex="normal"/>
    </style:style>
    <style:style style:name="P5" style:family="paragraph" style:parent-style-name="Standard">
      <style:text-properties officeooo:rsid="0018305f" officeooo:paragraph-rsid="001963c5"/>
    </style:style>
    <style:style style:name="P6" style:family="paragraph" style:parent-style-name="Table_20_Contents">
      <style:paragraph-properties fo:margin-left="0in" fo:margin-right="0in" fo:text-align="center" style:justify-single-word="false" fo:text-indent="0in" style:auto-text-indent="false"/>
      <style:text-properties officeooo:rsid="001aebf8" officeooo:paragraph-rsid="001aebf8"/>
    </style:style>
    <style:style style:name="T1" style:family="text">
      <style:text-properties officeooo:rsid="00185d86"/>
    </style:style>
    <style:style style:name="T2" style:family="text">
      <style:text-properties fo:font-style="italic" officeooo:rsid="00185d86" style:font-style-asian="italic" style:font-style-complex="italic"/>
    </style:style>
    <style:style style:name="T3" style:family="text">
      <style:text-properties fo:font-style="italic" officeooo:rsid="001963c5" style:font-style-asian="italic" style:font-style-complex="italic"/>
    </style:style>
    <style:style style:name="T4" style:family="text">
      <style:text-properties fo:font-style="italic" officeooo:rsid="001c8943"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85d86" style:font-style-asian="normal" style:font-style-complex="normal"/>
    </style:style>
    <style:style style:name="T7" style:family="text">
      <style:text-properties fo:font-style="normal" officeooo:rsid="001963c5" style:font-style-asian="normal" style:font-style-complex="normal"/>
    </style:style>
    <style:style style:name="T8" style:family="text">
      <style:text-properties fo:font-style="normal" officeooo:rsid="001aebf8" style:font-style-asian="normal" style:font-style-complex="normal"/>
    </style:style>
    <style:style style:name="T9" style:family="text">
      <style:text-properties officeooo:rsid="001aebf8"/>
    </style:style>
    <style:style style:name="T10" style:family="text">
      <style:text-properties officeooo:rsid="001c89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ju Kang</text:p>
      <text:p text:style-name="P1">Mini Project 3: Text Mining</text:p>
      <text:p text:style-name="P1">SoftDes SP 2017</text:p>
      <text:p text:style-name="P1">2/23/17</text:p>
      <text:p text:style-name="P1"/>
      <text:p text:style-name="P1"><text:tab/><text:tab/><text:tab/><text:tab/>Text Mining: Adventure of Sherlock Holmes</text:p>
      <text:p text:style-name="P1"><text:tab/>I <text:span text:style-name="T1">analyzed</text:span> the text data <text:span text:style-name="T1">of </text:span><text:span text:style-name="T2">Adventure of Sherlock </text:span><text:span text:style-name="T6">Holmes </text:span><text:span text:style-name="T5">from</text:span> Project Gutenberg. <text:span text:style-name="T1">I did word frequency analysis and polarity analyzer for the text. I was hoping to learn how one of the most popular literature is composed and what kind of tone that the literature creates by analyzing it’s percentage of positive, negative, and neutral tone of the word. </text:span></text:p>
      <text:p text:style-name="P2"><text:tab/><text:span text:style-name="T1">For the major part of my code, I variated the word frequency analysis. After saving the copy of </text:span><text:span text:style-name="T2">Adventure of Sherlock Holmes</text:span><text:span text:style-name="T6"> from Project Gutenberg by using pickle and request function, I created the function that returns the most common words in the text</text:span><text:span text:style-name="T2">.</text:span><text:span text:style-name="T6"> </text:span><text:span text:style-name="T8">To build the </text:span><text:span text:style-name="T6">function </text:span><text:span text:style-name="T8">to do so</text:span><text:span text:style-name="T6">, I created the empty dictionary and update the dictionary as it finds the new word </text:span><text:span text:style-name="T8">from text file that is stripped by spaces by using string function</text:span><text:span text:style-name="T6">. </text:span><text:span text:style-name="T7">Then, by summing up the values of entire dictionary, I computed the number of total words </text:span><text:span text:style-name="T8">in the text file</text:span><text:span text:style-name="T7">. Also, by counting the length of the keys of the dictionary, I computed the number of different words in the entire text. After that, I created </text:span><text:span text:style-name="T8">a list of </text:span><text:span text:style-name="T7">tuple that pairs up the keys and values . By printing out </text:span><text:span text:style-name="T8">the first 10 tuples of sorted </text:span><text:span text:style-name="T7">list, I could figure out the </text:span><text:span text:style-name="T8">10 </text:span><text:span text:style-name="T7">most commonly used words </text:span><text:span text:style-name="T8">in the text file. </text:span></text:p>
      <text:p text:style-name="P2"><text:span text:style-name="T7"><text:tab/>Then, I assigned the class value of SentimentIntensityAnalyzer() to variable called “analyzer” and called the function by using dot notation. By doing so, I could test out the polarity of the </text:span><text:span text:style-name="T3">Adventure of Sherlock Holmes</text:span><text:span text:style-name="T7">.<text:tab/></text:span></text:p>
      <text:p text:style-name="P3"><text:tab/><text:span text:style-name="T9">When I run the code, I got total 5 text analysis results. As the first result, I got huge dictionary that pairs the words and the numbers of the word used. Then, I got the 10 most common words of the text and its number of usage. 10 most common words are: </text:span></text:p>
      <text:p text:style-name="P4"/>
      <table:table table:name="Table1" table:style-name="Table1">
        <table:table-column table:style-name="Table1.A"/>
        <table:table-column table:style-name="Table1.B"/>
        <table:table-row table:style-name="Table1.1">
          <table:table-cell table:style-name="Table1.A1" office:value-type="string">
            <text:p text:style-name="P6">the</text:p>
          </table:table-cell>
          <table:table-cell table:style-name="Table1.B1" office:value-type="string">
            <text:p text:style-name="P6">5810</text:p>
          </table:table-cell>
        </table:table-row>
        <table:table-row table:style-name="Table1.1">
          <table:table-cell table:style-name="Table1.A2" office:value-type="string">
            <text:p text:style-name="P6">and</text:p>
          </table:table-cell>
          <table:table-cell table:style-name="Table1.B2" office:value-type="string">
            <text:p text:style-name="P6">3088</text:p>
          </table:table-cell>
        </table:table-row>
        <table:table-row table:style-name="Table1.1">
          <table:table-cell table:style-name="Table1.A2" office:value-type="string">
            <text:p text:style-name="P6">i</text:p>
          </table:table-cell>
          <table:table-cell table:style-name="Table1.B2" office:value-type="string">
            <text:p text:style-name="P6">3003</text:p>
          </table:table-cell>
        </table:table-row>
        <table:table-row table:style-name="Table1.1">
          <table:table-cell table:style-name="Table1.A2" office:value-type="string">
            <text:p text:style-name="P6">to</text:p>
          </table:table-cell>
          <table:table-cell table:style-name="Table1.B2" office:value-type="string">
            <text:p text:style-name="P6">2823</text:p>
          </table:table-cell>
        </table:table-row>
        <table:table-row table:style-name="Table1.1">
          <table:table-cell table:style-name="Table1.A2" office:value-type="string">
            <text:p text:style-name="P6">of</text:p>
          </table:table-cell>
          <table:table-cell table:style-name="Table1.B2" office:value-type="string">
            <text:p text:style-name="P6">2778</text:p>
          </table:table-cell>
        </table:table-row>
        <table:table-row table:style-name="Table1.1">
          <table:table-cell table:style-name="Table1.A2" office:value-type="string">
            <text:p text:style-name="P6">a</text:p>
          </table:table-cell>
          <table:table-cell table:style-name="Table1.B2" office:value-type="string">
            <text:p text:style-name="P6">2698</text:p>
          </table:table-cell>
        </table:table-row>
        <table:table-row table:style-name="Table1.1">
          <table:table-cell table:style-name="Table1.A2" office:value-type="string">
            <text:p text:style-name="P6">in</text:p>
          </table:table-cell>
          <table:table-cell table:style-name="Table1.B2" office:value-type="string">
            <text:p text:style-name="P6">1823</text:p>
          </table:table-cell>
        </table:table-row>
        <table:table-row table:style-name="Table1.1">
          <table:table-cell table:style-name="Table1.A2" office:value-type="string">
            <text:p text:style-name="P6">that</text:p>
          </table:table-cell>
          <table:table-cell table:style-name="Table1.B2" office:value-type="string">
            <text:p text:style-name="P6">1759</text:p>
          </table:table-cell>
        </table:table-row>
        <table:table-row table:style-name="Table1.1">
          <table:table-cell table:style-name="Table1.A2" office:value-type="string">
            <text:p text:style-name="P6">it</text:p>
          </table:table-cell>
          <table:table-cell table:style-name="Table1.B2" office:value-type="string">
            <text:p text:style-name="P6">1716</text:p>
          </table:table-cell>
        </table:table-row>
        <table:table-row table:style-name="Table1.1">
          <table:table-cell table:style-name="Table1.A2" office:value-type="string">
            <text:p text:style-name="P6">you</text:p>
          </table:table-cell>
          <table:table-cell table:style-name="Table1.B2" office:value-type="string">
            <text:p text:style-name="P6">1551</text:p>
          </table:table-cell>
        </table:table-row>
      </table:table>
      <text:p text:style-name="P4"/>
      <text:p text:style-name="P4">Also, it returned the total number of words which is 108543 <text:span text:style-name="T10">and the number of different words which is 8334. Then, my code returns the polarity analysis and </text:span><text:span text:style-name="T4">Adventure of Sherlock Holmes</text:span><text:span text:style-name="T10"> is completely neutral according to the sentiment analysis. All of the results of analysis indicates that </text:span><text:span text:style-name="T4">Adventure of Sherlock Holmes</text:span><text:span text:style-name="T10"> is very neutral literary piece and articles such as “the” and “to” are most commonly used and it doesn’t show any emotions. </text:span><text:span text:style-name="T4">Adventure of Sherlock Holmes</text:span><text:span text:style-name="T10"> is very narrative thus interesting literary piece. </text:span></text:p>
      <text:p text:style-name="P4"><text:tab/><text:span text:style-name="T10">I think analyzing the text file went well since it didn’t return many error message at the first attempt. I felt comfortable with using dictionary because I did a lot of practice through reading journal </text:span><text:soft-page-break/><text:span text:style-name="T10">about using dictionary. However, pickling data didn’t went pretty well and that made my code to return most error message, which was problematic. I think I had a lot of trouble with pickling data because it was very brand new idea concept and there wasn’t very detailed instruction about calling pickled data on the mini project web page. Thus, I can use basic knowledge that I learned by completing mini project 3 for completing toolbox exercises for word frequency analysis and pickling data. Overall, I learned a lot through this mini project and I was very excited for analyzing one of my favorite boo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00:34:03.623551674</meta:creation-date>
    <dc:date>2017-02-22T14:07:47.851248145</dc:date>
    <meta:editing-duration>PT12M32S</meta:editing-duration>
    <meta:editing-cycles>3</meta:editing-cycles>
    <meta:generator>LibreOffice/5.1.4.2$Linux_X86_64 LibreOffice_project/10m0$Build-2</meta:generator>
    <meta:document-statistic meta:table-count="1" meta:image-count="0" meta:object-count="0" meta:page-count="2" meta:paragraph-count="31" meta:word-count="568" meta:character-count="3199" meta:non-whitespace-character-count="2648"/>
  </office:meta>
</office:document-meta>
</file>